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H_EVENT.terminateActi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AITING.o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ING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AITING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WAITING.WAITING( PickResponseChannel pickResponse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_EVENT.EH_EVENT( ParentScopeChannel psc , TerminationChannel tc , EventHandlerControlChannel ehc , OEventHandler . OEvent o , ScopeFrame scope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AITING.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ING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AITING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AITING.termin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AITING.onRequestRcvd( int selectorIdx , String mexId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EH_EVEN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ING.run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8">
            <text:p text:style-name="Table_20_Contents">8</text:p>
          </table:table-cell>
          <table:table-cell office:value-type="float" office:value="126">
            <text:p text:style-name="Table_20_Contents">126</text:p>
          </table:table-cell>
        </table:table-row>
        <table:table-row>
          <table:table-cell office:value-type="string">
            <text:p text:style-name="Table_20_Contents">WAITING.completed( FaultData faultData , Set &lt; CompensationHandler &gt; compens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